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 style:font-pitch="variable"/>
    <style:font-face style:name="Ubuntu Mono" svg:font-family="Ubuntu Mon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style:page-number="1"/>
      <style:text-properties fo:font-size="18pt" style:font-size-asian="18pt" style:font-size-complex="18pt"/>
    </style:style>
    <style:style style:name="P12" style:parent-style-name="Standard" style:family="paragraph">
      <style:paragraph-properties fo:margin-bottom="0.1388in" fo:line-height="100%"/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margin-bottom="0.1388in" fo:line-height="100%"/>
    </style:style>
    <style:style style:name="T14" style:parent-style-name="Fuentedepárrafopredeter." style:family="text">
      <style:text-properties fo:font-style="italic" style:font-style-asian="italic"/>
    </style:style>
    <style:style style:name="T15" style:parent-style-name="Fuentedepárrafopredeter." style:family="text">
      <style:text-properties fo:font-style="italic" style:font-style-asian="italic"/>
    </style:style>
    <style:style style:name="TableColumn17" style:family="table-column">
      <style:table-column-properties style:column-width="6.268in" style:use-optimal-column-width="false"/>
    </style:style>
    <style:style style:name="Table16" style:family="table">
      <style:table-properties style:width="6.268in" fo:margin-left="-0.08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weight="bold" style:font-weight-asian="bold"/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Fuentedepárrafopredeter." style:family="text">
      <style:text-properties fo:color="#000000"/>
    </style:style>
    <style:style style:name="T23" style:parent-style-name="Fuentedepárrafopredeter." style:family="text">
      <style:text-properties fo:color="#000000"/>
    </style:style>
    <style:style style:name="P24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color="#000000"/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P30" style:parent-style-name="Standard" style:family="paragraph">
      <style:paragraph-properties fo:line-height="100%"/>
    </style:style>
    <style:style style:name="T31" style:parent-style-name="Fuentedepárrafopredeter." style:family="text">
      <style:text-properties fo:font-style="italic" style:font-style-asian="italic"/>
    </style:style>
    <style:style style:name="T32" style:parent-style-name="Fuentedepárrafopredeter." style:family="text">
      <style:text-properties style:font-name="Consolas" style:font-name-asian="Consolas" style:font-name-complex="Consolas"/>
    </style:style>
    <style:style style:name="P33" style:parent-style-name="Standard" style:family="paragraph">
      <style:paragraph-properties fo:margin-top="0.1388in" fo:line-height="100%"/>
    </style:style>
    <style:style style:name="TableColumn35" style:family="table-column">
      <style:table-column-properties style:column-width="6in" style:use-optimal-column-width="false"/>
    </style:style>
    <style:style style:name="Table34" style:family="table">
      <style:table-properties style:width="6in" fo:margin-left="0.2583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line-height="100%" fo:margin-left="-0.0104in">
        <style:tab-stops/>
      </style:paragraph-properties>
      <style:text-properties style:font-name="Consolas" style:font-name-asian="Consolas" style:font-name-complex="Consolas"/>
    </style:style>
    <style:style style:name="P39" style:parent-style-name="Standard" style:family="paragraph">
      <style:paragraph-properties fo:margin-top="0.1388in" fo:line-height="100%" fo:margin-left="0.5in">
        <style:tab-stops/>
      </style:paragraph-properties>
    </style:style>
    <style:style style:name="P40" style:parent-style-name="Standard" style:family="paragraph">
      <style:paragraph-properties fo:margin-top="0.1388in" fo:line-height="100%" fo:margin-left="0.5in">
        <style:tab-stops/>
      </style:paragraph-properties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Standard" style:family="paragraph">
      <style:paragraph-properties fo:margin-top="0.1388in" fo:line-height="100%"/>
    </style:style>
    <style:style style:name="T43" style:parent-style-name="Fuentedepárrafopredeter." style:family="text">
      <style:text-properties style:font-name="Consolas" style:font-name-asian="Consolas" style:font-name-complex="Consolas"/>
    </style:style>
    <style:style style:name="TableColumn45" style:family="table-column">
      <style:table-column-properties style:column-width="5.9687in" style:use-optimal-column-width="false"/>
    </style:style>
    <style:style style:name="Table44" style:family="table">
      <style:table-properties style:width="5.9687in" fo:margin-left="0.2798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style:font-name="Consolas" style:font-name-asian="Consolas" style:font-name-complex="Consolas"/>
    </style:style>
    <style:style style:name="P49" style:parent-style-name="Standard" style:family="paragraph">
      <style:paragraph-properties fo:line-height="100%"/>
      <style:text-properties style:font-name="Consolas" style:font-name-asian="Consolas" style:font-name-complex="Consolas"/>
    </style:style>
    <style:style style:name="P50" style:parent-style-name="Standard" style:family="paragraph">
      <style:paragraph-properties fo:margin-top="0.1388in" fo:line-height="100%"/>
    </style:style>
    <style:style style:name="TableColumn52" style:family="table-column">
      <style:table-column-properties style:column-width="5.9791in" style:use-optimal-column-width="false"/>
    </style:style>
    <style:style style:name="Table51" style:family="table">
      <style:table-properties style:width="5.9791in" fo:margin-left="0.2798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start" fo:line-height="100%" fo:margin-left="-0.0104in">
        <style:tab-stops/>
      </style:paragraph-properties>
      <style:text-properties style:font-name="Consolas" style:font-name-asian="Consolas" style:font-name-complex="Consolas"/>
    </style:style>
    <style:style style:name="P56" style:parent-style-name="Standard" style:family="paragraph">
      <style:paragraph-properties fo:margin-bottom="0.1388in" fo:line-height="100%"/>
    </style:style>
    <style:style style:name="TableColumn58" style:family="table-column">
      <style:table-column-properties style:column-width="6.268in" style:use-optimal-column-width="false"/>
    </style:style>
    <style:style style:name="Table57" style:family="table">
      <style:table-properties style:width="6.268in" fo:margin-left="-0.0812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line-height="100%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Título1" style:family="paragraph">
      <style:paragraph-properties fo:margin-bottom="0in"/>
    </style:style>
    <style:style style:name="P67" style:parent-style-name="Standard" style:family="paragraph">
      <style:paragraph-properties fo:margin-top="0.1388in" fo:margin-bottom="0.1388in" fo:line-height="100%"/>
    </style:style>
    <style:style style:name="T68" style:parent-style-name="Fuentedepárrafopredeter." style:family="text">
      <style:text-properties fo:font-weight="bold" style:font-weight-asian="bold" fo:font-style="italic" style:font-style-asian="italic"/>
    </style:style>
    <style:style style:name="T69" style:parent-style-name="Fuentedepárrafopredeter." style:family="text">
      <style:text-properties fo:font-weight="bold" style:font-weight-asian="bold" fo:font-style="italic" style:font-style-asian="italic"/>
    </style:style>
    <style:style style:name="P70" style:parent-style-name="Standard" style:family="paragraph">
      <style:paragraph-properties fo:margin-top="0.1388in" fo:margin-bottom="0.1388in" fo:line-height="100%"/>
    </style:style>
    <style:style style:name="T71" style:parent-style-name="Fuentedepárrafopredeter." style:family="text">
      <style:text-properties fo:font-weight="bold" style:font-weight-asian="bold" fo:font-style="italic" style:font-style-asian="italic"/>
    </style:style>
    <style:style style:name="T72" style:parent-style-name="Fuentedepárrafopredeter." style:family="text">
      <style:text-properties fo:font-weight="bold" style:font-weight-asian="bold" fo:font-style="italic" style:font-style-asian="italic"/>
    </style:style>
    <style:style style:name="T73" style:parent-style-name="Fuentedepárrafopredeter." style:family="text">
      <style:text-properties style:font-name="Consolas" style:font-name-asian="Consolas" style:font-name-complex="Consolas"/>
    </style:style>
    <style:style style:name="T74" style:parent-style-name="Fuentedepárrafopredeter." style:family="text">
      <style:text-properties style:font-name="Consolas" style:font-name-asian="Consolas" style:font-name-complex="Consolas"/>
    </style:style>
    <style:style style:name="T75" style:parent-style-name="Fuentedepárrafopredeter." style:family="text">
      <style:text-properties style:font-name="Consolas" style:font-name-asian="Consolas" style:font-name-complex="Consolas"/>
    </style:style>
    <style:style style:name="T76" style:parent-style-name="Fuentedepárrafopredeter." style:family="text">
      <style:text-properties style:font-name="Consolas" style:font-name-asian="Consolas" style:font-name-complex="Consolas"/>
    </style:style>
    <style:style style:name="P77" style:parent-style-name="Standard" style:family="paragraph">
      <style:paragraph-properties fo:margin-top="0.1388in" fo:margin-bottom="0.1388in" fo:line-height="100%"/>
    </style:style>
    <style:style style:name="T78" style:parent-style-name="Fuentedepárrafopredeter." style:family="text">
      <style:text-properties style:font-name="Consolas" style:font-name-asian="Consolas" style:font-name-complex="Consolas"/>
    </style:style>
    <style:style style:name="TableColumn80" style:family="table-column">
      <style:table-column-properties style:column-width="2.0513in" style:use-optimal-column-width="false"/>
    </style:style>
    <style:style style:name="TableColumn81" style:family="table-column">
      <style:table-column-properties style:column-width="1.8958in" style:use-optimal-column-width="false"/>
    </style:style>
    <style:style style:name="TableColumn82" style:family="table-column">
      <style:table-column-properties style:column-width="2.4486in" style:use-optimal-column-width="false"/>
    </style:style>
    <style:style style:name="Table79" style:family="table">
      <style:table-properties style:width="6.3958in" fo:margin-left="-0.0812in" table:align="left"/>
    </style:style>
    <style:style style:name="TableRow83" style:family="table-row">
      <style:table-row-properties style:min-row-height="0.3333in" style:use-optimal-row-height="false"/>
    </style:style>
    <style:style style:name="TableCell84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86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88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start" fo:line-height="100%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start"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start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start"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start"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start" fo:line-height="100%"/>
    </style:style>
    <style:style style:name="P104" style:parent-style-name="Standard" style:family="paragraph">
      <style:paragraph-properties fo:margin-bottom="0.1388in" fo:line-height="100%"/>
    </style:style>
    <style:style style:name="P105" style:parent-style-name="Standard" style:family="paragraph">
      <style:paragraph-properties fo:margin-bottom="0.1388in" fo:line-height="100%"/>
    </style:style>
    <style:style style:name="T106" style:parent-style-name="Fuentedepárrafopredeter." style:family="text">
      <style:text-properties style:font-name="Consolas" style:font-name-asian="Consolas" style:font-name-complex="Consolas"/>
    </style:style>
    <style:style style:name="TableColumn108" style:family="table-column">
      <style:table-column-properties style:column-width="2.0513in" style:use-optimal-column-width="false"/>
    </style:style>
    <style:style style:name="TableColumn109" style:family="table-column">
      <style:table-column-properties style:column-width="1.8958in" style:use-optimal-column-width="false"/>
    </style:style>
    <style:style style:name="TableColumn110" style:family="table-column">
      <style:table-column-properties style:column-width="2.4486in" style:use-optimal-column-width="false"/>
    </style:style>
    <style:style style:name="Table107" style:family="table">
      <style:table-properties style:width="6.3958in" fo:margin-left="-0.0812in" table:align="left"/>
    </style:style>
    <style:style style:name="TableRow111" style:family="table-row">
      <style:table-row-properties style:min-row-height="0.3333in" style:use-optimal-row-height="false"/>
    </style:style>
    <style:style style:name="TableCell112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14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16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start"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start"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start" fo:line-height="100%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start"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start"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start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start"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start" fo:line-height="100%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start" fo:line-height="100%"/>
    </style:style>
    <style:style style:name="P139" style:parent-style-name="Standard" style:family="paragraph">
      <style:paragraph-properties fo:margin-top="0.1388in" fo:margin-bottom="0.1388in" fo:line-height="100%"/>
    </style:style>
    <style:style style:name="P140" style:parent-style-name="Standard" style:family="paragraph">
      <style:paragraph-properties fo:margin-top="0.1388in" fo:margin-bottom="0.1388in" fo:line-height="100%"/>
    </style:style>
    <style:style style:name="P141" style:parent-style-name="Standard" style:family="paragraph">
      <style:paragraph-properties fo:margin-top="0.1388in" fo:margin-bottom="0.1388in" fo:line-height="100%"/>
      <style:text-properties fo:font-weight="bold" style:font-weight-asian="bold" fo:font-style="italic" style:font-style-asian="italic"/>
    </style:style>
    <style:style style:name="P142" style:parent-style-name="Standard" style:family="paragraph">
      <style:paragraph-properties fo:margin-top="0.1388in" fo:margin-bottom="0.1388in" fo:line-height="100%"/>
      <style:text-properties fo:font-weight="bold" style:font-weight-asian="bold" fo:font-style="italic" style:font-style-asian="italic"/>
    </style:style>
    <style:style style:name="P143" style:parent-style-name="Standard" style:family="paragraph">
      <style:paragraph-properties fo:margin-top="0.1388in" fo:margin-bottom="0.1388in" fo:line-height="100%"/>
    </style:style>
    <style:style style:name="T144" style:parent-style-name="Fuentedepárrafopredeter." style:family="text">
      <style:text-properties fo:font-weight="bold" style:font-weight-asian="bold" fo:font-style="italic" style:font-style-asian="italic"/>
    </style:style>
    <style:style style:name="T145" style:parent-style-name="Fuentedepárrafopredeter." style:family="text">
      <style:text-properties style:font-name="Consolas" style:font-name-asian="Consolas" style:font-name-complex="Consolas"/>
    </style:style>
    <style:style style:name="TableColumn147" style:family="table-column">
      <style:table-column-properties style:column-width="6.268in" style:use-optimal-column-width="false"/>
    </style:style>
    <style:style style:name="Table146" style:family="table">
      <style:table-properties style:width="6.268in" fo:margin-left="-0.0812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start" fo:line-height="100%"/>
    </style:style>
    <style:style style:name="T151" style:parent-style-name="Fuentedepárrafopredeter." style:family="text">
      <style:text-properties fo:font-style="italic" style:font-style-asian="italic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widows="2" fo:orphans="2" fo:margin-top="0.0347in" fo:line-height="100%"/>
      <style:text-properties style:font-name="Consolas" style:font-name-asian="Consolas" style:font-name-complex="Consolas" fo:color="#000000"/>
    </style:style>
    <style:style style:name="P155" style:parent-style-name="Standard" style:family="paragraph">
      <style:paragraph-properties fo:margin-top="0.1388in" fo:margin-bottom="0.1388in" fo:line-height="100%"/>
      <style:text-properties fo:font-size="8pt" style:font-size-asian="8pt" style:font-size-complex="8pt"/>
    </style:style>
    <style:style style:name="P156" style:parent-style-name="Standard" style:family="paragraph">
      <style:paragraph-properties fo:margin-top="0.1388in" fo:margin-bottom="0.1388in" fo:line-height="100%"/>
    </style:style>
    <style:style style:name="T157" style:parent-style-name="Fuentedepárrafopredeter." style:family="text">
      <style:text-properties fo:font-weight="bold" style:font-weight-asian="bold" fo:font-style="italic" style:font-style-asian="italic"/>
    </style:style>
    <style:style style:name="T158" style:parent-style-name="Fuentedepárrafopredeter." style:family="text">
      <style:text-properties fo:font-style="italic" style:font-style-asian="italic"/>
    </style:style>
    <style:style style:name="T159" style:parent-style-name="Fuentedepárrafopredeter." style:family="text">
      <style:text-properties style:font-name="Consolas" style:font-name-asian="Consolas" style:font-name-complex="Consolas"/>
    </style:style>
    <style:style style:name="T160" style:parent-style-name="Fuentedepárrafopredeter." style:family="text">
      <style:text-properties style:font-name="Consolas" style:font-name-asian="Consolas" style:font-name-complex="Consolas"/>
    </style:style>
    <style:style style:name="P161" style:parent-style-name="Standard" style:family="paragraph">
      <style:paragraph-properties fo:margin-top="0.1388in" fo:margin-bottom="0.1388in" fo:line-height="100%"/>
      <style:text-properties fo:font-weight="bold" style:font-weight-asian="bold"/>
    </style:style>
    <style:style style:name="TableColumn163" style:family="table-column">
      <style:table-column-properties style:column-width="0.984in" style:use-optimal-column-width="false"/>
    </style:style>
    <style:style style:name="TableColumn164" style:family="table-column">
      <style:table-column-properties style:column-width="1.1111in" style:use-optimal-column-width="false"/>
    </style:style>
    <style:style style:name="TableColumn165" style:family="table-column">
      <style:table-column-properties style:column-width="0.8562in" style:use-optimal-column-width="false"/>
    </style:style>
    <style:style style:name="TableColumn166" style:family="table-column">
      <style:table-column-properties style:column-width="0.9375in" style:use-optimal-column-width="false"/>
    </style:style>
    <style:style style:name="TableColumn167" style:family="table-column">
      <style:table-column-properties style:column-width="2.3923in" style:use-optimal-column-width="false"/>
    </style:style>
    <style:style style:name="Table162" style:family="table">
      <style:table-properties style:width="6.2812in" fo:margin-left="-0.0395in" table:align="left"/>
    </style:style>
    <style:style style:name="TableRow168" style:family="table-row">
      <style:table-row-properties style:min-row-height="0.4444in" style:use-optimal-row-height="false"/>
    </style:style>
    <style:style style:name="TableCell169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71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73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75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177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start" fo:line-height="100%"/>
    </style:style>
    <style:style style:name="TableCell18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start" fo:line-height="100%"/>
    </style:style>
    <style:style style:name="TableCell18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text-align="start" fo:line-height="100%"/>
    </style:style>
    <style:style style:name="TableCell18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text-align="start" fo:line-height="100%"/>
    </style:style>
    <style:style style:name="TableCell18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text-align="start" fo:line-height="10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start" fo:line-height="100%"/>
    </style:style>
    <style:style style:name="TableCell193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text-align="start" fo:line-height="100%"/>
    </style:style>
    <style:style style:name="TableCell195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start" fo:line-height="100%"/>
    </style:style>
    <style:style style:name="TableCell197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text-align="start" fo:line-height="100%"/>
    </style:style>
    <style:style style:name="TableCell199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text-align="start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text-align="start" fo:line-height="100%"/>
    </style:style>
    <style:style style:name="TableCell20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text-align="start" fo:line-height="100%"/>
    </style:style>
    <style:style style:name="TableCell20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text-align="start" fo:line-height="100%"/>
    </style:style>
    <style:style style:name="TableCell20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text-align="start" fo:line-height="100%"/>
    </style:style>
    <style:style style:name="TableCell21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text-align="start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start" fo:line-height="100%"/>
    </style:style>
    <style:style style:name="TableCell215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start" fo:line-height="100%"/>
    </style:style>
    <style:style style:name="TableCell217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text-align="start" fo:line-height="100%"/>
    </style:style>
    <style:style style:name="TableCell219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start" fo:line-height="100%"/>
    </style:style>
    <style:style style:name="TableCell221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 fo:line-height="10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text-align="start" fo:line-height="100%"/>
    </style:style>
    <style:style style:name="TableCell22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start" fo:line-height="100%"/>
    </style:style>
    <style:style style:name="TableCell22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text-align="start" fo:line-height="100%"/>
    </style:style>
    <style:style style:name="TableCell23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text-align="start" fo:line-height="100%"/>
    </style:style>
    <style:style style:name="TableCell23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text-align="start" fo:line-height="100%"/>
    </style:style>
    <style:style style:name="P234" style:parent-style-name="Standard" style:family="paragraph">
      <style:paragraph-properties fo:margin-top="0.1388in" fo:margin-bottom="0.1388in" fo:line-height="100%"/>
      <style:text-properties fo:font-weight="bold" style:font-weight-asian="bold"/>
    </style:style>
    <style:style style:name="P235" style:parent-style-name="Standard" style:family="paragraph">
      <style:paragraph-properties fo:margin-top="0.1388in" fo:margin-bottom="0.1388in" fo:line-height="100%"/>
      <style:text-properties fo:font-weight="bold" style:font-weight-asian="bold"/>
    </style:style>
    <style:style style:name="TableColumn237" style:family="table-column">
      <style:table-column-properties style:column-width="1.0305in" style:use-optimal-column-width="false"/>
    </style:style>
    <style:style style:name="TableColumn238" style:family="table-column">
      <style:table-column-properties style:column-width="1.1152in" style:use-optimal-column-width="false"/>
    </style:style>
    <style:style style:name="TableColumn239" style:family="table-column">
      <style:table-column-properties style:column-width="0.8541in" style:use-optimal-column-width="false"/>
    </style:style>
    <style:style style:name="TableColumn240" style:family="table-column">
      <style:table-column-properties style:column-width="0.9375in" style:use-optimal-column-width="false"/>
    </style:style>
    <style:style style:name="TableColumn241" style:family="table-column">
      <style:table-column-properties style:column-width="2.3645in" style:use-optimal-column-width="false"/>
    </style:style>
    <style:style style:name="Table236" style:family="table">
      <style:table-properties style:width="6.302in" fo:margin-left="-0.0812in" table:align="left"/>
    </style:style>
    <style:style style:name="TableRow242" style:family="table-row">
      <style:table-row-properties style:min-row-height="0.4444in" style:use-optimal-row-height="false"/>
    </style:style>
    <style:style style:name="TableCell243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245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247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249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251" style:family="table-cell">
      <style:table-cell-properties fo:border="0.0138in solid #353835" fo:background-color="#F3F3F3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text-align="start" fo:line-height="100%"/>
    </style:style>
    <style:style style:name="TableCell25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text-align="start" fo:line-height="100%"/>
    </style:style>
    <style:style style:name="TableCell25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text-align="start" fo:line-height="100%"/>
    </style:style>
    <style:style style:name="TableCell26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text-align="start" fo:line-height="100%"/>
    </style:style>
    <style:style style:name="TableCell26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text-align="start" fo:line-height="100%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text-align="start" fo:line-height="100%"/>
    </style:style>
    <style:style style:name="TableCell267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line-height="100%"/>
    </style:style>
    <style:style style:name="TableCell269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text-align="start" fo:line-height="100%"/>
    </style:style>
    <style:style style:name="TableCell271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 fo:line-height="100%"/>
    </style:style>
    <style:style style:name="TableCell273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start" fo:line-height="100%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text-align="start" fo:line-height="100%"/>
    </style:style>
    <style:style style:name="TableCell27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text-align="start" fo:line-height="100%"/>
    </style:style>
    <style:style style:name="TableCell28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text-align="start" fo:line-height="100%"/>
    </style:style>
    <style:style style:name="TableCell28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text-align="start" fo:line-height="100%"/>
    </style:style>
    <style:style style:name="TableCell28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text-align="start" fo:line-height="100%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text-align="start" fo:line-height="100%"/>
    </style:style>
    <style:style style:name="TableCell289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line-height="100%"/>
    </style:style>
    <style:style style:name="TableCell291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line-height="100%"/>
    </style:style>
    <style:style style:name="TableCell293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text-align="start" fo:line-height="100%"/>
    </style:style>
    <style:style style:name="TableCell295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text-align="start" fo:line-height="100%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line-height="100%"/>
    </style:style>
    <style:style style:name="TableCell300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text-align="start" fo:line-height="100%"/>
    </style:style>
    <style:style style:name="TableCell302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text-align="start" fo:line-height="100%"/>
    </style:style>
    <style:style style:name="TableCell304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text-align="start" fo:line-height="100%"/>
    </style:style>
    <style:style style:name="TableCell306" style:family="table-cell">
      <style:table-cell-properties fo:border="0.0138in solid #353835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text-align="start" fo:line-height="100%"/>
    </style:style>
    <style:style style:name="P308" style:parent-style-name="Standard" style:family="paragraph">
      <style:paragraph-properties fo:margin-top="0.1388in" fo:margin-bottom="0.1388in" fo:line-height="100%"/>
    </style:style>
    <style:style style:name="P309" style:parent-style-name="Standard" style:family="paragraph">
      <style:paragraph-properties fo:margin-top="0.1388in" fo:margin-bottom="0.1388in" fo:line-height="100%"/>
    </style:style>
    <style:style style:name="T310" style:parent-style-name="Fuentedepárrafopredeter." style:family="text">
      <style:text-properties fo:font-weight="bold" style:font-weight-asian="bold" fo:font-style="italic" style:font-style-asian="italic"/>
    </style:style>
    <style:style style:name="T311" style:parent-style-name="Fuentedepárrafopredeter." style:family="text">
      <style:text-properties style:font-name="Consolas" style:font-name-asian="Consolas" style:font-name-complex="Consolas"/>
    </style:style>
    <style:style style:name="T312" style:parent-style-name="Fuentedepárrafopredeter." style:family="text">
      <style:text-properties style:font-name="Consolas" style:font-name-asian="Consolas" style:font-name-complex="Consolas"/>
    </style:style>
    <style:style style:name="TableColumn314" style:family="table-column">
      <style:table-column-properties style:column-width="6.268in" style:use-optimal-column-width="false"/>
    </style:style>
    <style:style style:name="Table313" style:family="table">
      <style:table-properties style:width="6.268in" fo:margin-left="-0.0812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text-align="start" fo:line-height="100%"/>
    </style:style>
    <style:style style:name="T318" style:parent-style-name="Fuentedepárrafopredeter." style:family="text">
      <style:text-properties style:font-name="Consolas" style:font-name-asian="Consolas" style:font-name-complex="Consolas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 fo:line-height="100%"/>
    </style:style>
    <style:style style:name="P322" style:parent-style-name="Standard" style:family="paragraph">
      <style:paragraph-properties fo:line-height="100%"/>
    </style:style>
    <style:style style:name="P323" style:parent-style-name="Standard" style:family="paragraph">
      <style:paragraph-properties fo:line-height="100%"/>
    </style:style>
    <style:style style:name="T324" style:parent-style-name="Fuentedepárrafopredeter." style:family="text">
      <style:text-properties style:font-name="Consolas" style:font-name-asian="Consolas" style:font-name-complex="Consolas"/>
    </style:style>
    <style:style style:name="P325" style:parent-style-name="Standard" style:family="paragraph">
      <style:paragraph-properties fo:line-height="100%"/>
    </style:style>
    <style:style style:name="TableColumn327" style:family="table-column">
      <style:table-column-properties style:column-width="2.0513in" style:use-optimal-column-width="false"/>
    </style:style>
    <style:style style:name="TableColumn328" style:family="table-column">
      <style:table-column-properties style:column-width="1.8958in" style:use-optimal-column-width="false"/>
    </style:style>
    <style:style style:name="TableColumn329" style:family="table-column">
      <style:table-column-properties style:column-width="2.4486in" style:use-optimal-column-width="false"/>
    </style:style>
    <style:style style:name="Table326" style:family="table">
      <style:table-properties style:width="6.3958in" fo:margin-left="-0.0812in" table:align="left"/>
    </style:style>
    <style:style style:name="TableRow330" style:family="table-row">
      <style:table-row-properties style:min-row-height="0.3333in" style:use-optimal-row-height="false"/>
    </style:style>
    <style:style style:name="TableCell331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333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335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36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start" fo:line-height="100%"/>
    </style:style>
    <style:style style:name="TableCell3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1" style:parent-style-name="Standard" style:family="paragraph">
      <style:paragraph-properties fo:text-align="start" fo:line-height="100%"/>
    </style:style>
    <style:style style:name="TableCell3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3" style:parent-style-name="Standard" style:family="paragraph">
      <style:paragraph-properties fo:text-align="start" fo:line-height="100%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text-align="start" fo:line-height="100%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8" style:parent-style-name="Standard" style:family="paragraph">
      <style:paragraph-properties fo:text-align="start" fo:line-height="100%"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0" style:parent-style-name="Standard" style:family="paragraph">
      <style:paragraph-properties fo:text-align="start" fo:line-height="100%"/>
    </style:style>
    <style:style style:name="P351" style:parent-style-name="Standard" style:family="paragraph">
      <style:paragraph-properties fo:line-height="100%"/>
    </style:style>
    <style:style style:name="P352" style:parent-style-name="Standard" style:family="paragraph">
      <style:paragraph-properties fo:line-height="100%"/>
    </style:style>
    <style:style style:name="T353" style:parent-style-name="Fuentedepárrafopredeter." style:family="text">
      <style:text-properties style:font-name="Consolas" style:font-name-asian="Consolas" style:font-name-complex="Consolas"/>
    </style:style>
    <style:style style:name="T354" style:parent-style-name="Fuentedepárrafopredeter." style:family="text">
      <style:text-properties style:font-name="Consolas" style:font-name-asian="Consolas" style:font-name-complex="Consolas"/>
    </style:style>
    <style:style style:name="T355" style:parent-style-name="Fuentedepárrafopredeter." style:family="text">
      <style:text-properties style:font-name="Consolas" style:font-name-asian="Consolas" style:font-name-complex="Consolas"/>
    </style:style>
    <style:style style:name="P356" style:parent-style-name="Título1" style:family="paragraph">
      <style:paragraph-properties fo:margin-bottom="0in"/>
    </style:style>
    <style:style style:name="P357" style:parent-style-name="Standard" style:family="paragraph">
      <style:paragraph-properties fo:margin-top="0.1388in" fo:margin-bottom="0.1388in" fo:line-height="100%"/>
    </style:style>
    <style:style style:name="T358" style:parent-style-name="Fuentedepárrafopredeter." style:family="text">
      <style:text-properties fo:font-weight="bold" style:font-weight-asian="bold" fo:font-style="italic" style:font-style-asian="italic"/>
    </style:style>
    <style:style style:name="T359" style:parent-style-name="Fuentedepárrafopredeter." style:family="text">
      <style:text-properties fo:font-style="italic" style:font-style-asian="italic"/>
    </style:style>
    <style:style style:name="T360" style:parent-style-name="Fuentedepárrafopredeter." style:family="text">
      <style:text-properties style:font-name="Consolas" style:font-name-asian="Consolas" style:font-name-complex="Consolas"/>
    </style:style>
    <style:style style:name="T361" style:parent-style-name="Fuentedepárrafopredeter." style:family="text">
      <style:text-properties style:font-name="Consolas" style:font-name-asian="Consolas" style:font-name-complex="Consolas"/>
    </style:style>
    <style:style style:name="T362" style:parent-style-name="Fuentedepárrafopredeter." style:family="text">
      <style:text-properties style:font-name="Consolas" style:font-name-asian="Consolas" style:font-name-complex="Consolas"/>
    </style:style>
    <style:style style:name="TableColumn364" style:family="table-column">
      <style:table-column-properties style:column-width="6.268in" style:use-optimal-column-width="false"/>
    </style:style>
    <style:style style:name="Table363" style:family="table">
      <style:table-properties style:width="6.268in" fo:margin-left="-0.0812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text-align="start" fo:line-height="100%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text-align="start" fo:line-height="100%"/>
    </style:style>
    <style:style style:name="P371" style:parent-style-name="Standard" style:family="paragraph">
      <style:paragraph-properties fo:margin-top="0.1388in" fo:margin-bottom="0.1388in" fo:line-height="100%"/>
    </style:style>
    <style:style style:name="P372" style:parent-style-name="Standard" style:family="paragraph">
      <style:paragraph-properties fo:margin-top="0.1388in" fo:margin-bottom="0.1388in" fo:line-height="100%"/>
    </style:style>
    <style:style style:name="T373" style:parent-style-name="Fuentedepárrafopredeter." style:family="text">
      <style:text-properties fo:font-weight="bold" style:font-weight-asian="bold" fo:font-style="italic" style:font-style-asian="italic"/>
    </style:style>
    <style:style style:name="T374" style:parent-style-name="Fuentedepárrafopredeter." style:family="text">
      <style:text-properties style:font-name="Consolas" style:font-name-asian="Consolas" style:font-name-complex="Consolas"/>
    </style:style>
    <style:style style:name="T375" style:parent-style-name="Fuentedepárrafopredeter." style:family="text">
      <style:text-properties style:font-name="Consolas" style:font-name-asian="Consolas" style:font-name-complex="Consolas"/>
    </style:style>
    <style:style style:name="T376" style:parent-style-name="Fuentedepárrafopredeter." style:family="text">
      <style:text-properties style:font-name="Consolas" style:font-name-asian="Consolas" style:font-name-complex="Consolas"/>
    </style:style>
    <style:style style:name="T377" style:parent-style-name="Fuentedepárrafopredeter." style:family="text">
      <style:text-properties style:font-name="Consolas" style:font-name-asian="Consolas" style:font-name-complex="Consolas"/>
    </style:style>
    <style:style style:name="T378" style:parent-style-name="Fuentedepárrafopredeter." style:family="text">
      <style:text-properties style:font-name="Consolas" style:font-name-asian="Consolas" style:font-name-complex="Consolas"/>
    </style:style>
    <style:style style:name="P379" style:parent-style-name="Standard" style:family="paragraph">
      <style:paragraph-properties fo:margin-top="0.1388in" fo:margin-bottom="0.1388in" fo:line-height="100%"/>
      <style:text-properties fo:font-weight="bold" style:font-weight-asian="bold"/>
    </style:style>
    <style:style style:name="TableColumn381" style:family="table-column">
      <style:table-column-properties style:column-width="1.302in" style:use-optimal-column-width="false"/>
    </style:style>
    <style:style style:name="TableColumn382" style:family="table-column">
      <style:table-column-properties style:column-width="1.3534in" style:use-optimal-column-width="false"/>
    </style:style>
    <style:style style:name="TableColumn383" style:family="table-column">
      <style:table-column-properties style:column-width="3.7402in" style:use-optimal-column-width="false"/>
    </style:style>
    <style:style style:name="Table380" style:family="table">
      <style:table-properties style:width="6.3958in" fo:margin-left="-0.0812in" table:align="left"/>
    </style:style>
    <style:style style:name="TableRow384" style:family="table-row">
      <style:table-row-properties style:min-row-height="0.3333in" style:use-optimal-row-height="false"/>
    </style:style>
    <style:style style:name="TableCell385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86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387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389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390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text-align="start" fo:line-height="100%"/>
    </style:style>
    <style:style style:name="TableCell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text-align="start" fo:line-height="100%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text-align="start" fo:line-height="100%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Standard" style:family="paragraph">
      <style:paragraph-properties fo:text-align="start" fo:line-height="100%"/>
    </style:style>
    <style:style style:name="TableCell4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2" style:parent-style-name="Standard" style:family="paragraph">
      <style:paragraph-properties fo:text-align="start" fo:line-height="100%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Standard" style:family="paragraph">
      <style:paragraph-properties fo:text-align="start" fo:line-height="100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text-align="start" fo:line-height="100%"/>
    </style:style>
    <style:style style:name="TableCell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9" style:parent-style-name="Standard" style:family="paragraph">
      <style:paragraph-properties fo:text-align="start" fo:line-height="100%"/>
    </style:style>
    <style:style style:name="TableCell4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1" style:parent-style-name="Standard" style:family="paragraph">
      <style:paragraph-properties fo:text-align="start" fo:line-height="100%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Standard" style:family="paragraph">
      <style:paragraph-properties fo:text-align="start" fo:line-height="100%"/>
    </style:style>
    <style:style style:name="TableCell4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6" style:parent-style-name="Standard" style:family="paragraph">
      <style:paragraph-properties fo:text-align="start" fo:line-height="100%"/>
    </style:style>
    <style:style style:name="TableCell4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8" style:parent-style-name="Standard" style:family="paragraph">
      <style:paragraph-properties fo:text-align="start" fo:line-height="100%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1" style:parent-style-name="Standard" style:family="paragraph">
      <style:paragraph-properties fo:text-align="start" fo:line-height="100%"/>
    </style:style>
    <style:style style:name="TableCell4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3" style:parent-style-name="Standard" style:family="paragraph">
      <style:paragraph-properties fo:text-align="start" fo:line-height="100%"/>
    </style:style>
    <style:style style:name="TableCell42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5" style:parent-style-name="Standard" style:family="paragraph">
      <style:paragraph-properties fo:text-align="start" fo:line-height="100%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text-align="start" fo:line-height="100%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Standard" style:family="paragraph">
      <style:paragraph-properties fo:text-align="start" fo:line-height="100%"/>
    </style:style>
    <style:style style:name="TableCell4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text-align="start" fo:line-height="100%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text-align="start" fo:line-height="100%"/>
    </style:style>
    <style:style style:name="TableCell4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7" style:parent-style-name="Standard" style:family="paragraph">
      <style:paragraph-properties fo:text-align="start" fo:line-height="100%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text-align="start" fo:line-height="100%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text-align="start" fo:line-height="100%"/>
    </style:style>
    <style:style style:name="TableCell4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4" style:parent-style-name="Standard" style:family="paragraph">
      <style:paragraph-properties fo:text-align="start" fo:line-height="100%"/>
    </style:style>
    <style:style style:name="TableCell4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6" style:parent-style-name="Standard" style:family="paragraph">
      <style:paragraph-properties fo:text-align="start" fo:line-height="100%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Standard" style:family="paragraph">
      <style:paragraph-properties fo:text-align="start" fo:line-height="100%"/>
    </style:style>
    <style:style style:name="TableCell4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text-align="start" fo:line-height="100%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Standard" style:family="paragraph">
      <style:paragraph-properties fo:text-align="start" fo:line-height="100%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6" style:parent-style-name="Standard" style:family="paragraph">
      <style:paragraph-properties fo:text-align="start" fo:line-height="100%"/>
    </style:style>
    <style:style style:name="TableCell4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8" style:parent-style-name="Standard" style:family="paragraph">
      <style:paragraph-properties fo:text-align="start" fo:line-height="100%"/>
    </style:style>
    <style:style style:name="TableCell4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0" style:parent-style-name="Standard" style:family="paragraph">
      <style:paragraph-properties fo:text-align="start" fo:line-height="100%"/>
    </style:style>
    <style:style style:name="P461" style:parent-style-name="Standard" style:family="paragraph">
      <style:paragraph-properties fo:margin-top="0.1388in" fo:margin-bottom="0.1388in" fo:line-height="100%"/>
      <style:text-properties fo:font-weight="bold" style:font-weight-asian="bold"/>
    </style:style>
    <style:style style:name="TableColumn463" style:family="table-column">
      <style:table-column-properties style:column-width="1.302in" style:use-optimal-column-width="false"/>
    </style:style>
    <style:style style:name="TableColumn464" style:family="table-column">
      <style:table-column-properties style:column-width="1.3534in" style:use-optimal-column-width="false"/>
    </style:style>
    <style:style style:name="TableColumn465" style:family="table-column">
      <style:table-column-properties style:column-width="3.7402in" style:use-optimal-column-width="false"/>
    </style:style>
    <style:style style:name="Table462" style:family="table">
      <style:table-properties style:width="6.3958in" fo:margin-left="-0.0812in" table:align="left"/>
    </style:style>
    <style:style style:name="TableRow466" style:family="table-row">
      <style:table-row-properties style:min-row-height="0.3333in" style:use-optimal-row-height="false"/>
    </style:style>
    <style:style style:name="TableCell467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468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469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470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Cell471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472" style:parent-style-name="Standard" style:family="paragraph">
      <style:paragraph-properties fo:text-align="start" fo:line-height="100%"/>
      <style:text-properties fo:font-weight="bold" style:font-weight-asian="bold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text-align="start" fo:line-height="100%"/>
    </style:style>
    <style:style style:name="TableCell4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7" style:parent-style-name="Standard" style:family="paragraph">
      <style:paragraph-properties fo:text-align="start" fo:line-height="100%"/>
    </style:style>
    <style:style style:name="TableCell4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text-align="start" fo:line-height="100%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text-align="start" fo:line-height="100%"/>
    </style:style>
    <style:style style:name="TableCell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4" style:parent-style-name="Standard" style:family="paragraph">
      <style:paragraph-properties fo:text-align="start" fo:line-height="100%"/>
    </style:style>
    <style:style style:name="TableCell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6" style:parent-style-name="Standard" style:family="paragraph">
      <style:paragraph-properties fo:text-align="start" fo:line-height="100%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9" style:parent-style-name="Standard" style:family="paragraph">
      <style:paragraph-properties fo:text-align="start" fo:line-height="100%"/>
    </style:style>
    <style:style style:name="TableCell4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1" style:parent-style-name="Standard" style:family="paragraph">
      <style:paragraph-properties fo:text-align="start" fo:line-height="100%"/>
    </style:style>
    <style:style style:name="TableCell4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3" style:parent-style-name="Standard" style:family="paragraph">
      <style:paragraph-properties fo:text-align="start" fo:line-height="100%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6" style:parent-style-name="Standard" style:family="paragraph">
      <style:paragraph-properties fo:text-align="start" fo:line-height="100%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Standard" style:family="paragraph">
      <style:paragraph-properties fo:text-align="start" fo:line-height="100%"/>
    </style:style>
    <style:style style:name="TableCell4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3" style:parent-style-name="Standard" style:family="paragraph">
      <style:paragraph-properties fo:text-align="start" fo:line-height="100%"/>
    </style:style>
    <style:style style:name="TableCell5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5" style:parent-style-name="Standard" style:family="paragraph">
      <style:paragraph-properties fo:text-align="start" fo:line-height="100%"/>
    </style:style>
    <style:style style:name="TableCell5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7" style:parent-style-name="Standard" style:family="paragraph">
      <style:paragraph-properties fo:text-align="start" fo:line-height="100%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0" style:parent-style-name="Standard" style:family="paragraph">
      <style:paragraph-properties fo:text-align="start" fo:line-height="100%"/>
    </style:style>
    <style:style style:name="TableCell51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2" style:parent-style-name="Standard" style:family="paragraph">
      <style:paragraph-properties fo:text-align="start" fo:line-height="100%"/>
    </style:style>
    <style:style style:name="TableCell5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4" style:parent-style-name="Standard" style:family="paragraph">
      <style:paragraph-properties fo:text-align="start" fo:line-height="100%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7" style:parent-style-name="Standard" style:family="paragraph">
      <style:paragraph-properties fo:text-align="start" fo:line-height="100%"/>
    </style:style>
    <style:style style:name="TableCell5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9" style:parent-style-name="Standard" style:family="paragraph">
      <style:paragraph-properties fo:text-align="start" fo:line-height="100%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text-align="start" fo:line-height="100%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4" style:parent-style-name="Standard" style:family="paragraph">
      <style:paragraph-properties fo:text-align="start" fo:line-height="100%"/>
    </style:style>
    <style:style style:name="TableCell5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 fo:line-height="100%"/>
    </style:style>
    <style:style style:name="TableCell5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8" style:parent-style-name="Standard" style:family="paragraph">
      <style:paragraph-properties fo:text-align="start" fo:line-height="100%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1" style:parent-style-name="Standard" style:family="paragraph">
      <style:paragraph-properties fo:text-align="start" fo:line-height="100%"/>
    </style:style>
    <style:style style:name="TableCell5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3" style:parent-style-name="Standard" style:family="paragraph">
      <style:paragraph-properties fo:text-align="start" fo:line-height="100%"/>
    </style:style>
    <style:style style:name="TableCell5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5" style:parent-style-name="Standard" style:family="paragraph">
      <style:paragraph-properties fo:text-align="start" fo:line-height="100%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text-align="start" fo:line-height="100%"/>
    </style:style>
    <style:style style:name="TableCell5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0" style:parent-style-name="Standard" style:family="paragraph">
      <style:paragraph-properties fo:text-align="start" fo:line-height="100%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text-align="start" fo:line-height="100%"/>
    </style:style>
    <style:style style:name="P543" style:parent-style-name="Standard" style:family="paragraph">
      <style:paragraph-properties fo:margin-top="0.1388in" fo:margin-bottom="0.1388in" fo:line-height="100%"/>
    </style:style>
    <style:style style:name="P544" style:parent-style-name="Standard" style:family="paragraph">
      <style:paragraph-properties fo:margin-bottom="0.1388in" fo:line-height="100%"/>
    </style:style>
    <style:style style:name="P545" style:parent-style-name="Standard" style:family="paragraph">
      <style:paragraph-properties fo:margin-bottom="0.1388in" fo:line-height="100%"/>
    </style:style>
    <style:style style:name="T546" style:parent-style-name="Fuentedepárrafopredeter." style:family="text">
      <style:text-properties style:font-name="Consolas" style:font-name-asian="Consolas" style:font-name-complex="Consolas"/>
    </style:style>
    <style:style style:name="P547" style:parent-style-name="Standard" style:family="paragraph">
      <style:paragraph-properties fo:margin-bottom="0.1388in" fo:line-height="100%" fo:margin-left="0.5in" fo:text-indent="-0.25in">
        <style:tab-stops/>
      </style:paragraph-properties>
    </style:style>
    <style:style style:name="P548" style:parent-style-name="Standard" style:family="paragraph"/>
    <style:style style:name="P549" style:parent-style-name="Standard" style:family="paragraph">
      <style:paragraph-properties fo:margin-left="0.5in" fo:text-indent="-0.25in">
        <style:tab-stops/>
      </style:paragraph-properties>
    </style:style>
    <style:style style:name="P550" style:parent-style-name="Standard" style:family="paragraph">
      <style:paragraph-properties fo:margin-left="0.5in" fo:text-indent="-0.25in">
        <style:tab-stops/>
      </style:paragraph-properties>
    </style:style>
    <style:style style:name="P551" style:parent-style-name="Standard" style:family="paragraph">
      <style:paragraph-properties fo:margin-top="0.1388in" fo:margin-bottom="0.1388in" fo:line-height="100%"/>
    </style:style>
    <style:style style:name="T552" style:parent-style-name="Fuentedepárrafopredeter." style:family="text">
      <style:text-properties fo:font-weight="bold" style:font-weight-asian="bold" fo:font-style="italic" style:font-style-asian="italic"/>
    </style:style>
    <style:style style:name="T553" style:parent-style-name="Fuentedepárrafopredeter." style:family="text">
      <style:text-properties fo:color="#000000"/>
    </style:style>
    <style:style style:name="T554" style:parent-style-name="Fuentedepárrafopredeter." style:family="text">
      <style:text-properties fo:color="#000000"/>
    </style:style>
    <style:style style:name="T555" style:parent-style-name="Fuentedepárrafopredeter." style:family="text">
      <style:text-properties fo:font-style="italic" style:font-style-asian="italic" fo:color="#000000"/>
    </style:style>
    <style:style style:name="T556" style:parent-style-name="Fuentedepárrafopredeter." style:family="text">
      <style:text-properties fo:color="#000000"/>
    </style:style>
    <style:style style:name="TableColumn558" style:family="table-column">
      <style:table-column-properties style:column-width="6.2611in" style:use-optimal-column-width="false"/>
    </style:style>
    <style:style style:name="Table557" style:family="table">
      <style:table-properties style:width="6.2611in" fo:margin-left="-0.0743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1" style:parent-style-name="Standard" style:family="paragraph">
      <style:paragraph-properties fo:text-align="start" fo:line-height="100%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widows="2" fo:orphans="2" fo:margin-top="0.0347in" fo:margin-bottom="0.1388in" fo:line-height="100%"/>
    </style:style>
    <style:style style:name="T565" style:parent-style-name="Fuentedepárrafopredeter." style:family="text">
      <style:text-properties style:font-name="Consolas" style:font-name-asian="Consolas" style:font-name-complex="Consolas" fo:font-weight="bold" style:font-weight-asian="bold" fo:color="#000000"/>
    </style:style>
    <style:style style:name="T566" style:parent-style-name="Fuentedepárrafopredeter." style:family="text">
      <style:text-properties style:font-name="Consolas" style:font-name-asian="Consolas" style:font-name-complex="Consolas" fo:font-weight="bold" style:font-weight-asian="bold" fo:color="#000000"/>
    </style:style>
    <style:style style:name="T567" style:parent-style-name="Fuentedepárrafopredeter." style:family="text">
      <style:text-properties style:font-name="Consolas" style:font-name-asian="Consolas" style:font-name-complex="Consolas" fo:font-weight="bold" style:font-weight-asian="bold" fo:font-style="italic" style:font-style-asian="italic" fo:color="#000000"/>
    </style:style>
    <style:style style:name="P568" style:parent-style-name="Standard" style:family="paragraph">
      <style:paragraph-properties fo:widows="2" fo:orphans="2" fo:margin-top="0.0347in" fo:line-height="100%"/>
      <style:text-properties style:font-name="Consolas" style:font-name-asian="Consolas" style:font-name-complex="Consolas" fo:font-weight="bold" style:font-weight-asian="bold" fo:color="#000000"/>
    </style:style>
    <style:style style:name="P569" style:parent-style-name="Standard" style:family="paragraph">
      <style:paragraph-properties fo:keep-with-next="always" fo:widows="2" fo:orphans="2" fo:line-height="100%"/>
      <style:text-properties fo:font-size="8pt" style:font-size-asian="8pt" style:font-size-complex="8pt"/>
    </style:style>
    <style:style style:name="P570" style:parent-style-name="Standard" style:family="paragraph">
      <style:paragraph-properties fo:keep-with-next="always" fo:widows="2" fo:orphans="2" fo:line-height="100%"/>
    </style:style>
    <style:style style:name="T571" style:parent-style-name="Fuentedepárrafopredeter." style:family="text">
      <style:text-properties style:font-name="Consolas" style:font-name-asian="Consolas" style:font-name-complex="Consolas"/>
    </style:style>
    <style:style style:name="P572" style:parent-style-name="Standard" style:family="paragraph">
      <style:paragraph-properties fo:widows="2" fo:orphans="2" fo:line-height="100%"/>
    </style:style>
    <style:style style:name="P573" style:parent-style-name="Standard" style:family="paragraph">
      <style:paragraph-properties fo:widows="2" fo:orphans="2" fo:line-height="100%"/>
    </style:style>
    <style:style style:name="T574" style:parent-style-name="Fuentedepárrafopredeter." style:family="text">
      <style:text-properties fo:language="es" fo:country="ES"/>
    </style:style>
    <style:style style:name="T575" style:parent-style-name="Fuentedepárrafopredeter." style:family="text">
      <style:text-properties fo:language="es" fo:country="ES"/>
    </style:style>
    <style:style style:name="T576" style:parent-style-name="Fuentedepárrafopredeter." style:family="text">
      <style:text-properties fo:language="es" fo:country="ES"/>
    </style:style>
    <style:style style:name="T577" style:parent-style-name="Fuentedepárrafopredeter." style:family="text">
      <style:text-properties fo:language="es" fo:country="ES"/>
    </style:style>
    <style:style style:name="T578" style:parent-style-name="Fuentedepárrafopredeter." style:family="text">
      <style:text-properties fo:language="es" fo:country="ES"/>
    </style:style>
    <style:style style:name="T579" style:parent-style-name="Fuentedepárrafopredeter." style:family="text">
      <style:text-properties fo:language="es" fo:country="ES"/>
    </style:style>
    <style:style style:name="T580" style:parent-style-name="Fuentedepárrafopredeter." style:family="text">
      <style:text-properties fo:language="es" fo:country="ES"/>
    </style:style>
    <style:style style:name="T581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bookmark-start text:name="_jtafrje7pi7o"/><text:bookmark-end text:name="_jtafrje7pi7o"/>Práctica 1.2. Protocolo IPv4. Encaminamiento. Plano de Retransmisión.</text:p>
      <text:p text:style-name="P12">Objetivos</text:p>
      <text:p text:style-name="P13">El objetivo de esta práctica es estudiar los aspectos básicos del encaminamiento en Internet. En<text:s/>particular, la retransmisión de paquetes en los encaminadores (<text:span text:style-name="T14">forwarding plane</text:span>) y las tablas rutas. En esta práctica construiremos de forma manual las tablas de rutas y no incluiremos ningún algoritmo de encaminamiento (<text:span text:style-name="T15">control plane</text:span>).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Contenidos</text:p>
            <text:table-of-content text:name="_TOC0">
              <text:table-of-content-source text:outline-level="9" text:use-outline-level="true" text:use-index-marks="false" text:use-index-source-styles="false" text:index-scope="document">
                <text:table-of-content-entry-template text:outline-level="1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4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5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6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7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8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9" text:style-name="Normal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P21"><text:a xlink:href="#_14a3ftqman5y" office:target-frame-name="_top" xlink:show="replace"><text:span text:style-name="T22">Preparación del entorno para la práctica</text:span></text:a><text:span text:style-name="T23"><text:tab/>1</text:span></text:p>
                <text:p text:style-name="P24"><text:a xlink:href="#_60c37cln33vs" office:target-frame-name="_top" xlink:show="replace"><text:span text:style-name="T25">Configuración IP</text:span></text:a><text:span text:style-name="T26"><text:tab/>2</text:span></text:p>
                <text:p text:style-name="P27"><text:a xlink:href="#_2gwtwnl6n8e2" office:target-frame-name="_top" xlink:show="replace"><text:span text:style-name="T28">Fragmentación y Reensamblado</text:span></text:a><text:span text:style-name="T29"><text:tab/>3</text:span></text:p>
              </text:index-body>
            </text:table-of-content>
            <text:p text:style-name="P30"/>
          </table:table-cell>
        </table:table-row>
      </table:table>
      <text:h text:style-name="Título1" text:outline-level="1"><text:bookmark-start text:name="_cc3oy8u9rtsk"/><text:bookmark-end text:name="_cc3oy8u9rtsk"/>Preparación del entorno para la práctica</text:h>
      <text:p text:style-name="Standard">Configuraremos la topología de red que se muestra en la Figura 1. Todos los elementos -el router y las máquinas virtuales VM- son<text:s/><text:span text:style-name="T31">clones enlazados</text:span><text:s/>de la máquina base ASOR-FE. La configuración de las VMs se realizará con la utilidad<text:s/><text:span text:style-name="T32">vtopol</text:span>:</text:p>
      <text:list text:style-name="WWNum1">
        <text:list-item text:start-value="1">
          <text:p text:style-name="P33">Definir la máquina base de la asignatura:</text:p>
        </text:list-item>
      </text:list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$ asorregenerate</text:p>
          </table:table-cell>
        </table:table-row>
      </table:table>
      <text:p text:style-name="P39">Este comando debe crear una nueva máquina virtual (ASOR-FE) en la herramienta VirtualBox. ASOR-FE es la imagen base para todos los elementos de red que usaremos en las prácticas.</text:p>
      <text:p text:style-name="P40"><text:span text:style-name="T41">NOTA:<text:s/></text:span>Puede ser necesario borrar<text:s/>el directorio de máquinas virtuales para que el comando anterior funcione.</text:p>
      <text:list text:style-name="WWNum1" text:continue-numbering="true">
        <text:list-item>
          <text:p text:style-name="P42">Crear un archivo<text:s/><text:span text:style-name="T43">pr2.topol</text:span><text:s/>con la topología de la red, que consta de 4 máquinas y dos redes. El contenido del fichero es:</text:p>
        </text:list-item>
      </text:list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netprefix inet<text:line-break/>machine 1 0 0<text:line-break/>machine 2 0 0</text:p>
            <text:p text:style-name="P49">machine 3 0 0 1<text:s/>1<text:line-break/>machine 4 0 1</text:p>
          </table:table-cell>
        </table:table-row>
      </table:table>
      <text:list text:style-name="WWNum1" text:continue-numbering="true">
        <text:list-item>
          <text:p text:style-name="P50">Crear la topología de red que arrancará las 4 máquinas virtuales (vmachine1, vmachine2, vmachine3 (Router) y vmachine4).</text:p>
        </text:list-item>
      </text:list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$ vtopol pr2.topol</text:p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Figura 1:<text:s/></text:span>Topología y direccionamiento de las redes usadas en la práctica</text:p>
          </table:table-cell>
        </table:table-row>
      </table:table>
      <text:p text:style-name="Standard"/>
      <text:h text:style-name="P66" text:outline-level="1"><text:bookmark-start text:name="_60c37cln33vs"/><text:bookmark-end text:name="_60c37cln33vs"/><text:soft-page-break/>Configuración IP</text:h>
      <text:p text:style-name="P67"><text:span text:style-name="T68">Ejercicio</text:span><text:span text:style-name="T69"><text:s/>1 [vmachine1, vmachine2, vmachine3, vmachine4].</text:span><text:s/>Configurar los interfaces de todas las máquinas virtuales eligiendo para cada uno una dirección IP adecuada. Comprobar la conectividad entre las máquinas adyacentes con la orden ping.</text:p>
      <text:p text:style-name="P70"><text:span text:style-name="T71">Ejercicio 2 [vmachine1,</text:span><text:span text:style-name="T72"><text:s/>vmachine4].</text:span><text:s/>La tabla de encaminamiento de las máquinas se puede consultar y manipular mediante el comando<text:s/><text:span text:style-name="T73">ip route</text:span>. Añadir en las máquinas<text:s/><text:span text:style-name="T74">vmachine1</text:span><text:s/>y<text:s/><text:span text:style-name="T75">vmachine4</text:span>, a<text:s/><text:span text:style-name="T76">vmachine3 (router)</text:span><text:s/>como ruta por defecto.</text:p>
      <text:p text:style-name="P77">Completar la tabla de rutas de <text:s/><text:span text:style-name="T78">vmachine1</text:span>: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Destino</text:p>
          </table:table-cell>
          <table:table-cell table:style-name="TableCell86">
            <text:p text:style-name="P87">Siguiente Salto</text:p>
          </table:table-cell>
          <table:table-cell table:style-name="TableCell88">
            <text:p text:style-name="P89">Interfaz</text:p>
          </table:table-cell>
        </table:table-row>
        <table:table-row table:style-name="TableRow90">
          <table:table-cell table:style-name="TableCell91">
            <text:p text:style-name="P92">default</text:p>
          </table:table-cell>
          <table:table-cell table:style-name="TableCell93">
            <text:p text:style-name="P94">10.0.0.3/24</text:p>
          </table:table-cell>
          <table:table-cell table:style-name="TableCell95">
            <text:p text:style-name="P96">eth0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P104"/>
      <text:p text:style-name="P105">Completar la tabla de rutas de <text:s/><text:span text:style-name="T106">vmachine4</text:span>: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Destino</text:p>
          </table:table-cell>
          <table:table-cell table:style-name="TableCell114">
            <text:p text:style-name="P115">Siguiente Salto</text:p>
          </table:table-cell>
          <table:table-cell table:style-name="TableCell116">
            <text:p text:style-name="P117">Interfaz</text:p>
          </table:table-cell>
        </table:table-row>
        <table:table-row table:style-name="TableRow118">
          <table:table-cell table:style-name="TableCell119">
            <text:p text:style-name="P120">default</text:p>
          </table:table-cell>
          <table:table-cell table:style-name="TableCell121">
            <text:p text:style-name="P122">192.168.0.2/24</text:p>
          </table:table-cell>
          <table:table-cell table:style-name="TableCell123">
            <text:p text:style-name="P124">eth0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</table:table>
      <text:p text:style-name="P139"/>
      <text:p text:style-name="P140">Comprobar que las máquinas de otras redes siguen sin ser accesibles.</text:p>
      <text:p text:style-name="P141"/>
      <text:p text:style-name="P142"/>
      <text:p text:style-name="P143"><text:span text:style-name="T144">Ejercicio 3 [vmachine3].</text:span><text:s text:c="2"/>Activar el reenvío de paquetes en la máquina<text:s/><text:span text:style-name="T145">vmachine3 (router)</text:span><text:s/>que actuará como router de la red.</text:p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Orden para activar el reenvío (<text:span text:style-name="T151">forwarding</text:span>) de paquetes</text:p>
          </table:table-cell>
        </table:table-row>
        <table:table-row table:style-name="TableRow152">
          <table:table-cell table:style-name="TableCell153">
            <text:p text:style-name="P154">#<text:s/>sysctl -w net.ipv4.conf.all.forwarding=1</text:p>
          </table:table-cell>
        </table:table-row>
      </table:table>
      <text:p text:style-name="P155"/>
      <text:p text:style-name="P156"><text:span text:style-name="T157">Ejercicio 4 [vmachine1].</text:span><text:s/>Activar la monitorización de red (<text:span text:style-name="T158">wireshark</text:span>) en vmachine1 y vmachine4. Hacer ping a la máquina<text:s/><text:span text:style-name="T159">vmachine4</text:span><text:s/>desde<text:s/><text:span text:style-name="T160">vmachine1</text:span><text:s/>(enviar un único mensaje ICMP). Completar la siguiente tabla, anotar en la columna Tipo las características importantes (p. ej. pregunta/respuesta ARP o tipo ICMP):</text:p>
      <text:p text:style-name="P161">Red 10.0.0.0/24 (vmachine1)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soft-page-break/>
            <text:p text:style-name="P170">MAC Origen</text:p>
          </table:table-cell>
          <table:table-cell table:style-name="TableCell171">
            <text:p text:style-name="P172">MAC Destino</text:p>
          </table:table-cell>
          <table:table-cell table:style-name="TableCell173">
            <text:p text:style-name="P174">IP Origen</text:p>
          </table:table-cell>
          <table:table-cell table:style-name="TableCell175">
            <text:p text:style-name="P176">IP Destino</text:p>
          </table:table-cell>
          <table:table-cell table:style-name="TableCell177">
            <text:p text:style-name="P178">Tipo Mensaje/Protocolo</text:p>
          </table:table-cell>
        </table:table-row>
        <table:table-row table:style-name="TableRow179">
          <table:table-cell table:style-name="TableCell180">
            <text:p text:style-name="P181">02:00:00:00:01:00</text:p>
          </table:table-cell>
          <table:table-cell table:style-name="TableCell182">
            <text:p text:style-name="P183">02:00:00:00:03:00</text:p>
          </table:table-cell>
          <table:table-cell table:style-name="TableCell184">
            <text:p text:style-name="P185">10.0.0.1</text:p>
          </table:table-cell>
          <table:table-cell table:style-name="TableCell186">
            <text:p text:style-name="P187">192.168.0.1</text:p>
          </table:table-cell>
          <table:table-cell table:style-name="TableCell188">
            <text:p text:style-name="P189">Echo<text:s/>(ping) request/ICMP</text:p>
          </table:table-cell>
        </table:table-row>
        <table:table-row table:style-name="TableRow190">
          <table:table-cell table:style-name="TableCell191">
            <text:p text:style-name="P192">02:00:00:00:03:00</text:p>
          </table:table-cell>
          <table:table-cell table:style-name="TableCell193">
            <text:p text:style-name="P194">02:00:00:00:01:00</text:p>
          </table:table-cell>
          <table:table-cell table:style-name="TableCell195">
            <text:p text:style-name="P196">192.168.0.1</text:p>
          </table:table-cell>
          <table:table-cell table:style-name="TableCell197">
            <text:p text:style-name="P198">10.0.0.1</text:p>
          </table:table-cell>
          <table:table-cell table:style-name="TableCell199">
            <text:p text:style-name="P200">Echo (ping) reply/ICMP</text:p>
          </table:table-cell>
        </table:table-row>
        <table:table-row table:style-name="TableRow201">
          <table:table-cell table:style-name="TableCell202">
            <text:p text:style-name="P203">02:00:00:00:03:00</text:p>
          </table:table-cell>
          <table:table-cell table:style-name="TableCell204">
            <text:p text:style-name="P205">02:00:00:00:01:00</text:p>
          </table:table-cell>
          <table:table-cell table:style-name="TableCell206">
            <text:p text:style-name="P207">192.168.0.1</text:p>
          </table:table-cell>
          <table:table-cell table:style-name="TableCell208">
            <text:p text:style-name="P209">10.0.0.1</text:p>
          </table:table-cell>
          <table:table-cell table:style-name="TableCell210">
            <text:p text:style-name="P211">Request de la IP/ARP</text:p>
          </table:table-cell>
        </table:table-row>
        <table:table-row table:style-name="TableRow212">
          <table:table-cell table:style-name="TableCell213">
            <text:p text:style-name="P214">02:00:00:00:01:00</text:p>
          </table:table-cell>
          <table:table-cell table:style-name="TableCell215">
            <text:p text:style-name="P216">02:00:00:00:03:00</text:p>
          </table:table-cell>
          <table:table-cell table:style-name="TableCell217">
            <text:p text:style-name="P218">10.0.0.1</text:p>
          </table:table-cell>
          <table:table-cell table:style-name="TableCell219">
            <text:p text:style-name="P220">192.168.0.1</text:p>
          </table:table-cell>
          <table:table-cell table:style-name="TableCell221">
            <text:p text:style-name="P222">Reply<text:s/>de la IP/ARP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p text:style-name="P234"/>
      <text:p text:style-name="P235">Red 192.168.0.0/24 (vmachine4)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MAC Origen</text:p>
          </table:table-cell>
          <table:table-cell table:style-name="TableCell245">
            <text:p text:style-name="P246">MAC Destino</text:p>
          </table:table-cell>
          <table:table-cell table:style-name="TableCell247">
            <text:p text:style-name="P248">IP Origen</text:p>
          </table:table-cell>
          <table:table-cell table:style-name="TableCell249">
            <text:p text:style-name="P250">IP Destino</text:p>
          </table:table-cell>
          <table:table-cell table:style-name="TableCell251">
            <text:p text:style-name="P252">Tipo Mensaje/Protocolo</text:p>
          </table:table-cell>
        </table:table-row>
        <table:table-row table:style-name="TableRow253">
          <table:table-cell table:style-name="TableCell254">
            <text:p text:style-name="P255">02:00:00:00:03:00</text:p>
          </table:table-cell>
          <table:table-cell table:style-name="TableCell256">
            <text:p text:style-name="P257">02:00:00:00:04:00</text:p>
          </table:table-cell>
          <table:table-cell table:style-name="TableCell258">
            <text:p text:style-name="P259">10.0.0.1</text:p>
          </table:table-cell>
          <table:table-cell table:style-name="TableCell260">
            <text:p text:style-name="P261">192.168.0.1</text:p>
          </table:table-cell>
          <table:table-cell table:style-name="TableCell262">
            <text:p text:style-name="P263">Echo (ping) request/ICMP</text:p>
          </table:table-cell>
        </table:table-row>
        <table:table-row table:style-name="TableRow264">
          <table:table-cell table:style-name="TableCell265">
            <text:p text:style-name="P266">02:00:00:00:04:00</text:p>
          </table:table-cell>
          <table:table-cell table:style-name="TableCell267">
            <text:p text:style-name="P268">02:00:00:00:03:00</text:p>
          </table:table-cell>
          <table:table-cell table:style-name="TableCell269">
            <text:p text:style-name="P270">192.168.0.1</text:p>
          </table:table-cell>
          <table:table-cell table:style-name="TableCell271">
            <text:p text:style-name="P272">10.0.0.1</text:p>
          </table:table-cell>
          <table:table-cell table:style-name="TableCell273">
            <text:p text:style-name="P274">Echo (ping) reply/ICMP</text:p>
          </table:table-cell>
        </table:table-row>
        <table:table-row table:style-name="TableRow275">
          <table:table-cell table:style-name="TableCell276">
            <text:p text:style-name="P277">02:00:00:00:04:00</text:p>
          </table:table-cell>
          <table:table-cell table:style-name="TableCell278">
            <text:p text:style-name="P279">02:00:00:00:03:00</text:p>
          </table:table-cell>
          <table:table-cell table:style-name="TableCell280">
            <text:p text:style-name="P281">192.168.0.1</text:p>
          </table:table-cell>
          <table:table-cell table:style-name="TableCell282">
            <text:p text:style-name="P283">10.0.0.1</text:p>
          </table:table-cell>
          <table:table-cell table:style-name="TableCell284">
            <text:p text:style-name="P285">Request de la IP/ARP</text:p>
          </table:table-cell>
        </table:table-row>
        <table:table-row table:style-name="TableRow286">
          <table:table-cell table:style-name="TableCell287">
            <text:p text:style-name="P288">02:00:00:00:03:00</text:p>
          </table:table-cell>
          <table:table-cell table:style-name="TableCell289">
            <text:p text:style-name="P290">02:00:00:00:04:00</text:p>
          </table:table-cell>
          <table:table-cell table:style-name="TableCell291">
            <text:p text:style-name="P292">10.0.0.1</text:p>
          </table:table-cell>
          <table:table-cell table:style-name="TableCell293">
            <text:p text:style-name="P294">192.168.0.1</text:p>
          </table:table-cell>
          <table:table-cell table:style-name="TableCell295">
            <text:p text:style-name="P296">Reply de la IP/ARP</text:p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</table:table>
      <text:p text:style-name="P308"/>
      <text:p text:style-name="P309"><text:span text:style-name="T310">Ejercicio 5 [vmachine2].</text:span><text:s/>Para conectar la máquina<text:s/><text:span text:style-name="T311">vmachine2</text:span><text:s/>al resto de la topología añadir una ruta explícita a la red 192.168.0.0/24 por<text:s/><text:span text:style-name="T312">vmachine3</text:span>.</text:p>
      <table:table table:style-name="Table313">
        <table:table-columns>
          <table:table-column table:style-name="TableColumn314"/>
        </table:table-columns>
        <table:table-row table:style-name="TableRow315">
          <table:table-cell table:style-name="TableCell316">
            <text:p text:style-name="P317">Comando para añadir un camino a 192.168.0.0/24 por<text:s/><text:span text:style-name="T318">vmachine3</text:span></text:p>
          </table:table-cell>
        </table:table-row>
        <table:table-row table:style-name="TableRow319">
          <table:table-cell table:style-name="TableCell320">
            <text:p text:style-name="P321">Ip r add 192.168.0.0/24 via 10.0.0.3</text:p>
          </table:table-cell>
        </table:table-row>
      </table:table>
      <text:p text:style-name="P322"/>
      <text:p text:style-name="P323">Escribir la tabla de rutas de<text:s/><text:span text:style-name="T324">vmachine2</text:span>:</text:p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Destino</text:p>
          </table:table-cell>
          <table:table-cell table:style-name="TableCell333">
            <text:p text:style-name="P334">Siguiente Salto</text:p>
          </table:table-cell>
          <table:table-cell table:style-name="TableCell335">
            <text:p text:style-name="P336">Interfaz</text:p>
          </table:table-cell>
        </table:table-row>
        <table:table-row table:style-name="TableRow337">
          <table:table-cell table:style-name="TableCell338">
            <text:p text:style-name="P339">192.168.0.0/24</text:p>
          </table:table-cell>
          <table:table-cell table:style-name="TableCell340">
            <text:p text:style-name="P341">10.0.0.3</text:p>
          </table:table-cell>
          <table:table-cell table:style-name="TableCell342">
            <text:p text:style-name="P343">eth0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</table:table>
      <text:p text:style-name="P351"/>
      <text:p text:style-name="P352">Comprobar que<text:s/><text:span text:style-name="T353">vmachine2</text:span><text:s/>se conecta correctamente a<text:s/><text:span text:style-name="T354">vmachine1</text:span><text:s/>y<text:s/><text:span text:style-name="T355">vmachine4</text:span>.</text:p>
      <text:h text:style-name="P356" text:outline-level="1"><text:bookmark-start text:name="_2gwtwnl6n8e2"/><text:bookmark-end text:name="_2gwtwnl6n8e2"/>Fragmentación y Reensamblado</text:h>
      <text:p text:style-name="P357"><text:span text:style-name="T358">Ejercicio 6 [vmachine3, vmachine4].<text:s/></text:span>Por defecto los hosts ejecutan el algoritmo de descubrimiento de MTU (<text:span text:style-name="T359">MTU path discovery</text:span>). Para comprobar el funcionamiento cambiar la MTU de la red 192.168.0.0/24 a 600 bytes (comando<text:s/><text:span text:style-name="T360">ip link set</text:span>); tanto en<text:s/><text:span text:style-name="T361">vmachine3</text:span><text:s/>como<text:s/><text:span text:style-name="T362">vmachine4</text:span><text:s/>y para los interfaces adecuados.</text:p>
      <table:table table:style-name="Table363">
        <table:table-columns>
          <table:table-column table:style-name="TableColumn364"/>
        </table:table-columns>
        <table:table-row table:style-name="TableRow365">
          <table:table-cell table:style-name="TableCell366">
            <text:p text:style-name="P367">Comando para cambiar la MTU de los interfaces.</text:p>
          </table:table-cell>
        </table:table-row>
        <table:table-row table:style-name="TableRow368">
          <table:table-cell table:style-name="TableCell369">
            <text:p text:style-name="P370">Ip link set mtu 600 dev eth0/eth1 (0 para la machine4 y 1 para la machine 3)</text:p>
          </table:table-cell>
        </table:table-row>
      </table:table>
      <text:p text:style-name="P371"/>
      <text:p text:style-name="P372"><text:span text:style-name="T373">Ejercicio 7 [vmachine1].<text:s/></text:span>Re-iniciar la captura de tráfico en vmachine1 y vmachine4; a continuación hacer un ping desde<text:s/><text:span text:style-name="T374">vmachine1</text:span><text:s/>a<text:s/><text:span text:style-name="T375">vmachine4</text:span>. En este caso los mensajes ICMP los configuraremos con una sección de datos de 800 bytes (opción<text:s/><text:span text:style-name="T376">-s<text:s/></text:span>de<text:s/><text:span text:style-name="T377">ping</text:span>) y enviaremos dos mensajes (<text:span text:style-name="T378">-c 2</text:span>). Observar los paquetes generados y completar la siguiente tabla:</text:p>
      <text:p text:style-name="P379">Red 10.0.0.0/24 (vmachine1)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IP origen</text:p>
          </table:table-cell>
          <table:table-cell table:style-name="TableCell387">
            <text:p text:style-name="P388">IP destino</text:p>
          </table:table-cell>
          <table:table-cell table:style-name="TableCell389">
            <text:p text:style-name="P390">Protocolo (ICMP indicar el campo tipo, IP indicar el valor de DF, MF y offset)</text:p>
          </table:table-cell>
        </table:table-row>
        <table:table-row table:style-name="TableRow391">
          <table:table-cell table:style-name="TableCell392">
            <text:p text:style-name="P393">10.0.0.1</text:p>
          </table:table-cell>
          <table:table-cell table:style-name="TableCell394">
            <text:p text:style-name="P395">192.168.0.1</text:p>
          </table:table-cell>
          <table:table-cell table:style-name="TableCell396">
            <text:p text:style-name="P397">IPv4/0/1/0</text:p>
          </table:table-cell>
        </table:table-row>
        <table:table-row table:style-name="TableRow398">
          <table:table-cell table:style-name="TableCell399">
            <text:p text:style-name="P400">10.0.0.1</text:p>
          </table:table-cell>
          <table:table-cell table:style-name="TableCell401">
            <text:p text:style-name="P402">192.168.0.1</text:p>
          </table:table-cell>
          <table:table-cell table:style-name="TableCell403">
            <text:p text:style-name="P404">ICMP/8</text:p>
          </table:table-cell>
        </table:table-row>
        <table:table-row table:style-name="TableRow405">
          <table:table-cell table:style-name="TableCell406">
            <text:p text:style-name="P407">192.168.0.1</text:p>
          </table:table-cell>
          <table:table-cell table:style-name="TableCell408">
            <text:p text:style-name="P409">10.0.0.1</text:p>
          </table:table-cell>
          <table:table-cell table:style-name="TableCell410">
            <text:p text:style-name="P411">IPv4/0/1/0</text:p>
          </table:table-cell>
        </table:table-row>
        <table:table-row table:style-name="TableRow412">
          <table:table-cell table:style-name="TableCell413">
            <text:p text:style-name="P414">192.168.0.1</text:p>
          </table:table-cell>
          <table:table-cell table:style-name="TableCell415">
            <text:p text:style-name="P416">10.0.0.1</text:p>
          </table:table-cell>
          <table:table-cell table:style-name="TableCell417">
            <text:p text:style-name="P418">ICMP/0</text:p>
          </table:table-cell>
        </table:table-row>
        <table:table-row table:style-name="TableRow419">
          <table:table-cell table:style-name="TableCell420">
            <text:p text:style-name="P421">10.0.0.1</text:p>
          </table:table-cell>
          <table:table-cell table:style-name="TableCell422">
            <text:p text:style-name="P423">192.168.0.1</text:p>
          </table:table-cell>
          <table:table-cell table:style-name="TableCell424">
            <text:p text:style-name="P425">IPv4/0/1/0</text:p>
          </table:table-cell>
        </table:table-row>
        <table:table-row table:style-name="TableRow426">
          <table:table-cell table:style-name="TableCell427">
            <text:p text:style-name="P428">10.0.0.1</text:p>
          </table:table-cell>
          <table:table-cell table:style-name="TableCell429">
            <text:p text:style-name="P430">192.168.0.1</text:p>
          </table:table-cell>
          <table:table-cell table:style-name="TableCell431">
            <text:p text:style-name="P432">ICMP/8</text:p>
          </table:table-cell>
        </table:table-row>
        <table:table-row table:style-name="TableRow433">
          <table:table-cell table:style-name="TableCell434">
            <text:p text:style-name="P435">192.168.0.1</text:p>
          </table:table-cell>
          <table:table-cell table:style-name="TableCell436">
            <text:p text:style-name="P437">10.0.0.1</text:p>
          </table:table-cell>
          <table:table-cell table:style-name="TableCell438">
            <text:p text:style-name="P439">IPv4/0/1/0</text:p>
          </table:table-cell>
        </table:table-row>
        <table:table-row table:style-name="TableRow440">
          <table:table-cell table:style-name="TableCell441">
            <text:p text:style-name="P442">192.168.0.1</text:p>
          </table:table-cell>
          <table:table-cell table:style-name="TableCell443">
            <text:p text:style-name="P444">10.0.0.1</text:p>
          </table:table-cell>
          <table:table-cell table:style-name="TableCell445">
            <text:p text:style-name="P446">ICMP/0</text:p>
          </table:table-cell>
        </table:table-row>
        <table:table-row table:style-name="TableRow447">
          <table:table-cell table:style-name="TableCell448">
            <text:p text:style-name="P449">192.168.0.1</text:p>
          </table:table-cell>
          <table:table-cell table:style-name="TableCell450">
            <text:p text:style-name="P451">10.0.0.1</text:p>
          </table:table-cell>
          <table:table-cell table:style-name="TableCell452">
            <text:p text:style-name="P453">ARP/Request of IP</text:p>
          </table:table-cell>
        </table:table-row>
        <table:table-row table:style-name="TableRow454">
          <table:table-cell table:style-name="TableCell455">
            <text:p text:style-name="P456">10.0.0.1</text:p>
          </table:table-cell>
          <table:table-cell table:style-name="TableCell457">
            <text:p text:style-name="P458">192.168.0.1</text:p>
          </table:table-cell>
          <table:table-cell table:style-name="TableCell459">
            <text:p text:style-name="P460">ARP/Reply of IP</text:p>
          </table:table-cell>
        </table:table-row>
      </table:table>
      <text:p text:style-name="Standard"/>
      <text:p text:style-name="P461">Red 192.168.0.0/24 (vmachine4)</text:p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IP origen</text:p>
          </table:table-cell>
          <table:table-cell table:style-name="TableCell469">
            <text:p text:style-name="P470">IP destino</text:p>
          </table:table-cell>
          <table:table-cell table:style-name="TableCell471">
            <text:p text:style-name="P472">Protocolo (ICMP indicar el campo tipo, IP indicar el valor de DF, MF y offset)</text:p>
          </table:table-cell>
        </table:table-row>
        <table:table-row table:style-name="TableRow473">
          <table:table-cell table:style-name="TableCell474">
            <text:p text:style-name="P475">10.0.0.1</text:p>
          </table:table-cell>
          <table:table-cell table:style-name="TableCell476">
            <text:p text:style-name="P477">192.168.0.1</text:p>
          </table:table-cell>
          <table:table-cell table:style-name="TableCell478">
            <text:p text:style-name="P479">IPv4/0/1/0</text:p>
          </table:table-cell>
        </table:table-row>
        <text:soft-page-break/>
        <table:table-row table:style-name="TableRow480">
          <table:table-cell table:style-name="TableCell481">
            <text:p text:style-name="P482">10.0.0.1</text:p>
          </table:table-cell>
          <table:table-cell table:style-name="TableCell483">
            <text:p text:style-name="P484">192.168.0.1</text:p>
          </table:table-cell>
          <table:table-cell table:style-name="TableCell485">
            <text:p text:style-name="P486">ICMP/8</text:p>
          </table:table-cell>
        </table:table-row>
        <table:table-row table:style-name="TableRow487">
          <table:table-cell table:style-name="TableCell488">
            <text:p text:style-name="P489">192.168.0.1</text:p>
          </table:table-cell>
          <table:table-cell table:style-name="TableCell490">
            <text:p text:style-name="P491">10.0.0.1</text:p>
          </table:table-cell>
          <table:table-cell table:style-name="TableCell492">
            <text:p text:style-name="P493">IPv4/0/1/0</text:p>
          </table:table-cell>
        </table:table-row>
        <table:table-row table:style-name="TableRow494">
          <table:table-cell table:style-name="TableCell495">
            <text:p text:style-name="P496">192.168.0.1</text:p>
          </table:table-cell>
          <table:table-cell table:style-name="TableCell497">
            <text:p text:style-name="P498">10.0.0.1</text:p>
          </table:table-cell>
          <table:table-cell table:style-name="TableCell499">
            <text:p text:style-name="P500">ICMP/0</text:p>
          </table:table-cell>
        </table:table-row>
        <table:table-row table:style-name="TableRow501">
          <table:table-cell table:style-name="TableCell502">
            <text:p text:style-name="P503">10.0.0.1</text:p>
          </table:table-cell>
          <table:table-cell table:style-name="TableCell504">
            <text:p text:style-name="P505">192.168.0.1</text:p>
          </table:table-cell>
          <table:table-cell table:style-name="TableCell506">
            <text:p text:style-name="P507">IPv4/0/1/0</text:p>
          </table:table-cell>
        </table:table-row>
        <table:table-row table:style-name="TableRow508">
          <table:table-cell table:style-name="TableCell509">
            <text:p text:style-name="P510">10.0.0.1</text:p>
          </table:table-cell>
          <table:table-cell table:style-name="TableCell511">
            <text:p text:style-name="P512">192.168.0.1</text:p>
          </table:table-cell>
          <table:table-cell table:style-name="TableCell513">
            <text:p text:style-name="P514">ICMP/8</text:p>
          </table:table-cell>
        </table:table-row>
        <table:table-row table:style-name="TableRow515">
          <table:table-cell table:style-name="TableCell516">
            <text:p text:style-name="P517">192.168.0.1</text:p>
          </table:table-cell>
          <table:table-cell table:style-name="TableCell518">
            <text:p text:style-name="P519">10.0.0.1</text:p>
          </table:table-cell>
          <table:table-cell table:style-name="TableCell520">
            <text:p text:style-name="P521">IPv4/0/1/0</text:p>
          </table:table-cell>
        </table:table-row>
        <table:table-row table:style-name="TableRow522">
          <table:table-cell table:style-name="TableCell523">
            <text:p text:style-name="P524">192.168.0.1</text:p>
          </table:table-cell>
          <table:table-cell table:style-name="TableCell525">
            <text:p text:style-name="P526">10.0.0.1</text:p>
          </table:table-cell>
          <table:table-cell table:style-name="TableCell527">
            <text:p text:style-name="P528">ICMP/0</text:p>
          </table:table-cell>
        </table:table-row>
        <table:table-row table:style-name="TableRow529">
          <table:table-cell table:style-name="TableCell530">
            <text:p text:style-name="P531">10.0.0.1</text:p>
          </table:table-cell>
          <table:table-cell table:style-name="TableCell532">
            <text:p text:style-name="P533">192.168.0.1</text:p>
          </table:table-cell>
          <table:table-cell table:style-name="TableCell534">
            <text:p text:style-name="P535">ARP/Request of IP</text:p>
          </table:table-cell>
        </table:table-row>
        <table:table-row table:style-name="TableRow536">
          <table:table-cell table:style-name="TableCell537">
            <text:p text:style-name="P538">192.168.0.1</text:p>
          </table:table-cell>
          <table:table-cell table:style-name="TableCell539">
            <text:p text:style-name="P540">10.0.0.1</text:p>
          </table:table-cell>
          <table:table-cell table:style-name="TableCell541">
            <text:p text:style-name="P542">ARP/Reply of IP</text:p>
          </table:table-cell>
        </table:table-row>
      </table:table>
      <text:p text:style-name="P543"/>
      <text:p text:style-name="P544">Además<text:s/>contestar a las siguientes preguntas:</text:p>
      <text:list text:style-name="WWNum2">
        <text:list-item>
          <text:p text:style-name="P545">¿Cómo descubre<text:s/><text:span text:style-name="T546">vmachine1</text:span><text:s/>que tiene que fragmentar el paquete ICMP para ajustarse a 600 bytes?</text:p>
        </text:list-item>
      </text:list>
      <text:p text:style-name="P547">El router (machine 3) le comunica a machine 1 que debe fragmentar su mensaje dependiendo de la mtu de la red a la que quiere<text:s/>enviar el paquete. Entonces machine 1 reenviará el mensaje en dos paquetes (fragmentado) para que el router pueda transmitírselo a machine 4.</text:p>
      <text:list text:style-name="WWNum2" text:continue-numbering="true">
        <text:list-item>
          <text:p text:style-name="P548">¿Cuántos fragmentos se generan? ¿Los fragmentos se ven en las dos redes? ¿Dónde se reensambla el paquete original?</text:p>
        </text:list-item>
      </text:list>
      <text:p text:style-name="P549"/>
      <text:p text:style-name="P550">Se generan dos fragmentos. Si, los fragmentos se ven en las dos redes. El paquete original se reensambla en machine4</text:p>
      <text:p text:style-name="P551"><text:span text:style-name="T552">Ejercicio 8 [vmachine1].<text:s/></text:span><text:span text:style-name="T553">Una vez que se ha descubierto la MTU para esa ruta, se añade una entrada en la Tabla de Información de Reenvío</text:span><text:span text:style-name="T554"><text:s/>(FIB,<text:s/></text:span><text:span text:style-name="T555">Forwarding Information Base</text:span><text:span text:style-name="T556">). Esta tabla es la primera que se consulta a la hora de tomar una decisión de encaminamiento. Se puede consultar la información de routing para un destino específico con la orden:</text:span></text:p>
      <table:table table:style-name="Table557">
        <table:table-columns>
          <table:table-column table:style-name="TableColumn558"/>
        </table:table-columns>
        <table:table-row table:style-name="TableRow559">
          <table:table-cell table:style-name="TableCell560">
            <text:p text:style-name="P561">Orden para consultar y borrar la FIB</text:p>
          </table:table-cell>
        </table:table-row>
        <table:table-row table:style-name="TableRow562">
          <table:table-cell table:style-name="TableCell563">
            <text:p text:style-name="P564"><text:span text:style-name="T565">#<text:s/></text:span><text:span text:style-name="T566">ip route get &lt;</text:span><text:span text:style-name="T567">dirección IP destino&gt;</text:span></text:p>
            <text:p text:style-name="P568"># ip route flush table cache</text:p>
          </table:table-cell>
        </table:table-row>
      </table:table>
      <text:p text:style-name="P569"/>
      <text:p text:style-name="P570">Observar la MTU asociada a la ruta y comprobar si órdenes sucesivas de ping generan errores ICMP de necesidad de fragmentación (<text:span text:style-name="T571">Code</text:span>=4).</text:p>
      <text:p text:style-name="P572"/>
      <text:p text:style-name="P573">Si ejecutamos el comando de flush<text:span text:style-name="T574"><text:s/>borraremos la cache de la FIB, y con ella la MTU asociada a la ruta. Si</text:span><text:s/>volvemos a enviar paquetes, el primero<text:s/><text:span text:style-name="T575">de ellos se perderá,</text:span><text:s/>pero en ese proceso aprender<text:span text:style-name="T576">á</text:span><text:s/>la<text:s/><text:span text:style-name="T577">MTU</text:span><text:s/>de nuevo<text:span text:style-name="T578">;</text:span><text:s/>de esta forma los dem<text:span text:style-name="T579">á</text:span>s paquetes que enviemos s<text:span text:style-name="T580">í</text:span><text:s/>ser<text:span text:style-name="T581">á</text:span>n recibid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 style:font-pitch="variable"/>
    <style:font-face style:name="Ubuntu Mono" svg:font-family="Ubuntu Mon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Ubuntu" style:font-name-asian="Ubuntu" style:font-name-complex="Ubunt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53835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widows="0" fo:orphans="0" fo:margin-top="0.3333in" fo:margin-bottom="0.0833in"/>
      <style:text-properties fo:font-weight="bold" style:font-weight-asian="bold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widows="0" fo:orphans="0" fo:margin-top="0.25in" fo:margin-bottom="0.0555in"/>
      <style:text-properties fo:font-weight="bold" style:font-weight-asian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Standard" style:default-outline-level="3">
      <style:paragraph-properties fo:widows="0" fo:orphans="0" fo:margin-bottom="0.1388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Standard" style:default-outline-level="4">
      <style:paragraph-properties fo:widows="0" fo:orphans="0" fo:text-align="start"/>
      <style:text-properties style:font-name="Ubuntu Mono" style:font-name-asian="Ubuntu Mono" style:font-name-complex="Ubuntu Mono" fo:color="#000000" fo:background-color="#FFFFFF" fo:hyphenate="false"/>
    </style:style>
    <style:style style:name="Título5" style:display-name="Título 5" style:family="paragraph" style:parent-style-name="Normal" style:next-style-name="Standard" style:default-outline-level="5">
      <style:paragraph-properties fo:widows="0" fo:orphans="0" fo:margin-top="0.1527in" fo:margin-bottom="0.0277in"/>
      <style:text-properties fo:font-weight="bold" style:font-weight-asian="bold"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widows="0" fo:orphans="0" fo:margin-top="0.1388in" fo:margin-bottom="0.0277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widows="0" fo:orphans="0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widows="0" fo:orphans="0" fo:margin-bottom="0.0555in"/>
      <style:text-properties fo:color="#666666" fo:font-size="14pt" style:font-size-asian="14pt" style:font-size-complex="14pt"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start" fo:line-height="100%"/>
    </style:style>
    <style:style style:name="TableColumn4" style:family="table-column">
      <style:table-column-properties style:column-width="3.5729in" style:use-optimal-column-width="false"/>
    </style:style>
    <style:style style:name="TableColumn5" style:family="table-column">
      <style:table-column-properties style:column-width="2.6979in" style:use-optimal-column-width="false"/>
    </style:style>
    <style:style style:name="Table3" style:family="table">
      <style:table-properties style:width="6.2708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text-align="start"/>
      <style:text-properties fo:font-style="italic" style:font-style-asian="italic" fo:font-size="8pt" style:font-size-asian="8pt" style:font-size-complex="8pt"/>
    </style:style>
    <style:style style:name="TableCell9" style:family="table-cell">
      <style:table-cell-properties fo:border="none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text-align="end" fo:line-height="100%"/>
    </style:style>
    <style:style style:name="P11" style:parent-style-name="Standard" style:family="paragraph">
      <style:paragraph-properties fo:text-align="star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custom-shape svg:x="0in" svg:y="0in" svg:width="0.00069in" svg:height="0.02083in" draw:id="id0" draw:style-name="a0" draw:name="Rectángulo 1" text:anchor-type="as-char"><svg:title/><svg:desc/><text:p text:style-name="Normal"/><draw:enhanced-geometry draw:type="non-primitive" svg:viewBox="0 0 21600 21600" draw:enhanced-path="M 0 0 L 21600 0 21600 21600 0 21600 Z N"/></draw:custom-shape></text:p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Redes y Videojuegos en Red</text:p>
            </table:table-cell>
            <table:table-cell table:style-name="TableCell9">
              <text:p text:style-name="P10"><text:page-number text:fixed="false">6</text:page-number></text:p>
            </table:table-cell>
          </table:table-row>
        </table:table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ge</dc:creator>
    <meta:creation-date>2019-03-02T13:20:00Z</meta:creation-date>
    <dc:date>2019-03-02T13:25:00Z</dc:date>
    <meta:template xlink:href="Normal.dotm" xlink:type="simple"/>
    <meta:editing-cycles>6</meta:editing-cycles>
    <meta:editing-duration>PT1320S</meta:editing-duration>
    <meta:document-statistic meta:page-count="5" meta:paragraph-count="15" meta:word-count="1157" meta:character-count="7509" meta:row-count="53" meta:non-whitespace-character-count="6367"/>
  </office:meta>
</office:document-meta>
</file>